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EA2E289600B2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23cm" svg:height="15.75cm" svg:x="-0.015cm" svg:y="0cm">
          <draw:image xlink:href="Pictures/10000000000005DC0000043DFBEA2E289600B2DE.jpg" xlink:type="simple" xlink:show="embed" xlink:actuate="onLoad">
            <text:p/>
          </draw:image>
        </draw:frame>
        <draw:frame draw:style-name="gr2" draw:text-style-name="P6" draw:layer="layout" svg:width="26.143cm" svg:height="11.495cm" svg:x="0.929cm" svg:y="3.255cm">
          <draw:text-box>
            <text:p text:style-name="P2"><text:span text:style-name="T1">Jesus</text:span><text:span text:style-name="T2"> is </text:span><text:span text:style-name="T1">arrested</text:span><text:span text:style-name="T2"> </text:span><text:span text:style-name="T1">and</text:span><text:span text:style-name="T2"> </text:span><text:span text:style-name="T1">tried</text:span><text:span text:style-name="T3"> </text:span></text:p>
            <text:p text:style-name="P2"><text:span text:style-name="T4">(Mark 14:32-72)</text:span></text:p>
            <text:p text:style-name="P2"><text:span text:style-name="T5">_________________</text:span></text:p>
            <text:p text:style-name="P3"><text:span text:style-name="T6">%language%</text:span></text:p>
            <text:p text:style-name="P4"><text:span text:style-name="T7">[%lang-code%]</text:span></text:p>
            <text:p text:style-name="P5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2:39.440000000</dc:date>
    <meta:editing-duration>PT18M47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